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e8a" officeooo:paragraph-rsid="00078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PU Flat Rate</text:p>
      <text:p text:style-name="P1"/>
      <text:p text:style-name="P1">TOU-GS-2-D</text:p>
      <text:p text:style-name="P1"/>
      <text:p text:style-name="P1">Demand</text:p>
      <text:p text:style-name="P1"><text:s text:c="26"/>Super-Off <text:s text:c="2"/>Off-Peak <text:s text:c="3"/>Mid-Peak <text:s text:c="4"/>On-Peak</text:p>
      <text:p text:style-name="P1">RPU <text:s text:c="16"/></text:p>
      <text:p text:style-name="P1">SCE <text:tab/><text:tab/></text:p>
      <text:p text:style-name="P1">SDG&amp;E</text:p>
      <text:p text:style-name="P1">LADWP</text:p>
      <text:p text:style-name="P1"/>
      <text:p text:style-name="P1">Energy </text:p>
      <text:p text:style-name="P1"><text:s text:c="26"/>Super-Off <text:s text:c="2"/>Off-Peak <text:s text:c="3"/>Mid-Peak <text:s text:c="4"/>On-Peak</text:p>
      <text:p text:style-name="P1">RPU <text:s text:c="16"/></text:p>
      <text:p text:style-name="P1">SCE </text:p>
      <text:p text:style-name="P1">SDG&amp;E</text:p>
      <text:p text:style-name="P1">LADWP</text:p>
      <text:p text:style-name="P1"/>
      <text:p text:style-name="P1"/>
      <text:p text:style-name="P1">Time </text:p>
      <text:p text:style-name="P1"><text:s text:c="26"/>Super-Off <text:s text:c="2"/>Off-Peak <text:s text:c="3"/>Mid-Peak <text:s text:c="4"/>On-Peak</text:p>
      <text:p text:style-name="P1">RPU <text:s text:c="16"/></text:p>
      <text:p text:style-name="P1">SCE </text:p>
      <text:p text:style-name="P1">SDG&amp;E</text:p>
      <text:p text:style-name="P1">LADWP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3:08:56.438477117</meta:creation-date>
    <dc:date>2023-07-07T10:50:41.446513762</dc:date>
    <meta:editing-duration>P11DT21H41M45S</meta:editing-duration>
    <meta:editing-cycles>1</meta:editing-cycles>
    <meta:document-statistic meta:table-count="0" meta:image-count="0" meta:object-count="0" meta:page-count="1" meta:paragraph-count="20" meta:word-count="31" meta:character-count="355" meta:non-whitespace-character-count="181"/>
    <meta:generator>LibreOffice/7.4.6.2$Linux_X86_64 LibreOffice_project/40$Build-2</meta:generator>
  </office:meta>
</office:document-meta>
</file>